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1:39:31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.89842541528951E-016">
                <text:p>-4.8984254152895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34763812293426E-016">
                <text:p>7.34763812293426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9.79685083057902E-016">
                <text:p>-9.79685083057902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